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 style:parent-style-name="Graphics">
      <style:graphic-properties draw:fill="none" draw:stroke="non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55%" draw:stroke="solid" svg:stroke-width="0.03472in" svg:stroke-color="#f2f2f2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7" svg:x="0.00114in" svg:y="0in" svg:width="13.3322in" svg:height="7.675in" style:rel-width="scale" style:rel-height="scale">
          <draw:image xlink:href="media/image1.JPG" xlink:type="simple" xlink:show="embed" xlink:actuate="onLoad"/>
          <svg:title/>
          <svg:desc/>
        </draw:frame>
        <draw:custom-shape svg:x="8.03125in" svg:y="4.1875in" svg:width="1.10625in" svg:height="1.98438in" draw:id="id64" draw:style-name="a385" draw:name="Freihandform: Form 8">
          <svg:title/>
          <svg:desc/>
          <text:p text:style-name="a384" text:class-names="" text:cond-style-name=""><text:span text:style-name="a382" text:class-names="">4</text:span><text:span text:style-name="a383" text:class-names=""/></text:p>
          <draw:enhanced-geometry xmlns:dr3d="urn:oasis:names:tc:opendocument:xmlns:dr3d:1.0" draw:type="non-primitive" svg:viewBox="0 0 971550 1737360" draw:enhanced-path="M 0 1691640 L 845820 1737360 971550 34290 80010 0 0 1691640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71550"/>
            <draw:equation draw:name="f7" draw:formula="?f4 / 1737360"/>
            <draw:equation draw:name="f8" draw:formula="0 * ?f5 / 971550"/>
            <draw:equation draw:name="f9" draw:formula="1691640 * ?f4 / 1737360"/>
            <draw:equation draw:name="f10" draw:formula="845820 * ?f5 / 971550"/>
            <draw:equation draw:name="f11" draw:formula="1737360 * ?f4 / 1737360"/>
            <draw:equation draw:name="f12" draw:formula="971550 * ?f5 / 971550"/>
            <draw:equation draw:name="f13" draw:formula="34290 * ?f4 / 1737360"/>
            <draw:equation draw:name="f14" draw:formula="80010 * ?f5 / 971550"/>
            <draw:equation draw:name="f15" draw:formula="0 * ?f4 / 1737360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23438in" svg:y="4.10938in" svg:width="2.625in" svg:height="1.01563in" draw:id="id65" draw:style-name="a389" draw:name="Freihandform: Form 10">
          <svg:title/>
          <svg:desc/>
          <text:p text:style-name="a388" text:class-names="" text:cond-style-name=""><text:span text:style-name="a386" text:class-names="">7</text:span><text:span text:style-name="a387" text:class-names=""/></text:p>
          <draw:enhanced-geometry xmlns:dr3d="urn:oasis:names:tc:opendocument:xmlns:dr3d:1.0" draw:type="non-primitive" svg:viewBox="0 0 2400300 928688" draw:enhanced-path="M 0 0 L 0 0 2400300 228600 2271712 928688 14287 700088 0 0 Z N" draw:text-areas="?f24 ?f26 ?f25 ?f27" draw:glue-points="?f16 ?f17 ?f16 ?f17 ?f18 ?f19 ?f20 ?f21 ?f22 ?f23 ?f16 ?f17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00300"/>
            <draw:equation draw:name="f7" draw:formula="?f4 / 928688"/>
            <draw:equation draw:name="f8" draw:formula="0 * ?f5 / 2400300"/>
            <draw:equation draw:name="f9" draw:formula="0 * ?f4 / 928688"/>
            <draw:equation draw:name="f10" draw:formula="2400300 * ?f5 / 2400300"/>
            <draw:equation draw:name="f11" draw:formula="228600 * ?f4 / 928688"/>
            <draw:equation draw:name="f12" draw:formula="2271712 * ?f5 / 2400300"/>
            <draw:equation draw:name="f13" draw:formula="928688 * ?f4 / 928688"/>
            <draw:equation draw:name="f14" draw:formula="14287 * ?f5 / 2400300"/>
            <draw:equation draw:name="f15" draw:formula="700088 * ?f4 / 92868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9.23438in" svg:y="3.375in" svg:width="2.76562in" svg:height="0.92188in" draw:id="id66" draw:style-name="a393" draw:name="Freihandform: Form 11">
          <svg:title/>
          <svg:desc/>
          <text:p text:style-name="a392" text:class-names="" text:cond-style-name=""><text:span text:style-name="a390" text:class-names="">6</text:span><text:span text:style-name="a391" text:class-names=""/></text:p>
          <draw:enhanced-geometry xmlns:dr3d="urn:oasis:names:tc:opendocument:xmlns:dr3d:1.0" draw:type="non-primitive" svg:viewBox="0 0 2428875 842963" draw:enhanced-path="M 0 0 L 2428875 214313 2300287 842963 0 614363 0 0 Z N" draw:text-areas="?f22 ?f24 ?f23 ?f25" draw:glue-points="?f15 ?f16 ?f17 ?f18 ?f19 ?f20 ?f15 ?f21 ?f15 ?f16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428875"/>
            <draw:equation draw:name="f7" draw:formula="?f4 / 842963"/>
            <draw:equation draw:name="f8" draw:formula="0 * ?f5 / 2428875"/>
            <draw:equation draw:name="f9" draw:formula="0 * ?f4 / 842963"/>
            <draw:equation draw:name="f10" draw:formula="2428875 * ?f5 / 2428875"/>
            <draw:equation draw:name="f11" draw:formula="214313 * ?f4 / 842963"/>
            <draw:equation draw:name="f12" draw:formula="2300287 * ?f5 / 2428875"/>
            <draw:equation draw:name="f13" draw:formula="842963 * ?f4 / 842963"/>
            <draw:equation draw:name="f14" draw:formula="614363 * ?f4 / 842963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svg:x="9.3125in" svg:y="1.875in" svg:width="2.89063in" svg:height="1.6875in" draw:id="id67" draw:style-name="a397" draw:name="Freihandform: Form 13">
          <svg:title/>
          <svg:desc/>
          <text:p text:style-name="a396" text:class-names="" text:cond-style-name=""><text:span text:style-name="a394" text:class-names="">5</text:span><text:span text:style-name="a395" text:class-names=""/></text:p>
          <draw:enhanced-geometry xmlns:dr3d="urn:oasis:names:tc:opendocument:xmlns:dr3d:1.0" draw:type="non-primitive" svg:viewBox="0 0 2643188 1543050" draw:enhanced-path="M 0 1285875 L 142875 0 2428875 142875 2643188 685800 2471738 1543050 0 1285875 Z N" draw:text-areas="?f28 ?f30 ?f29 ?f31" draw:glue-points="?f18 ?f19 ?f20 ?f21 ?f22 ?f23 ?f24 ?f25 ?f26 ?f27 ?f18 ?f19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3188"/>
            <draw:equation draw:name="f7" draw:formula="?f4 / 1543050"/>
            <draw:equation draw:name="f8" draw:formula="0 * ?f5 / 2643188"/>
            <draw:equation draw:name="f9" draw:formula="1285875 * ?f4 / 1543050"/>
            <draw:equation draw:name="f10" draw:formula="142875 * ?f5 / 2643188"/>
            <draw:equation draw:name="f11" draw:formula="0 * ?f4 / 1543050"/>
            <draw:equation draw:name="f12" draw:formula="2428875 * ?f5 / 2643188"/>
            <draw:equation draw:name="f13" draw:formula="142875 * ?f4 / 1543050"/>
            <draw:equation draw:name="f14" draw:formula="2643188 * ?f5 / 2643188"/>
            <draw:equation draw:name="f15" draw:formula="685800 * ?f4 / 1543050"/>
            <draw:equation draw:name="f16" draw:formula="2471738 * ?f5 / 2643188"/>
            <draw:equation draw:name="f17" draw:formula="1543050 * ?f4 / 1543050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custom-shape svg:x="11.92188in" svg:y="2.875in" svg:width="1.29687in" svg:height="2.07813in" draw:id="id68" draw:style-name="a401" draw:name="Freihandform: Form 15">
          <svg:title/>
          <svg:desc/>
          <text:p text:style-name="a400" text:class-names="" text:cond-style-name=""><text:span text:style-name="a398" text:class-names="">8</text:span><text:span text:style-name="a399" text:class-names=""/></text:p>
          <draw:enhanced-geometry xmlns:dr3d="urn:oasis:names:tc:opendocument:xmlns:dr3d:1.0" draw:type="non-primitive" svg:viewBox="0 0 1185862 1900238" draw:enhanced-path="M 114300 1828800 L 1185862 1900238 1057275 0 0 14288 114300 1828800 Z N" draw:text-areas="?f24 ?f26 ?f25 ?f27" draw:glue-points="?f16 ?f17 ?f18 ?f19 ?f20 ?f21 ?f22 ?f23 ?f16 ?f17" draw:glue-point-leaving-directions="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85862"/>
            <draw:equation draw:name="f7" draw:formula="?f4 / 1900238"/>
            <draw:equation draw:name="f8" draw:formula="114300 * ?f5 / 1185862"/>
            <draw:equation draw:name="f9" draw:formula="1828800 * ?f4 / 1900238"/>
            <draw:equation draw:name="f10" draw:formula="1185862 * ?f5 / 1185862"/>
            <draw:equation draw:name="f11" draw:formula="1900238 * ?f4 / 1900238"/>
            <draw:equation draw:name="f12" draw:formula="1057275 * ?f5 / 1185862"/>
            <draw:equation draw:name="f13" draw:formula="0 * ?f4 / 1900238"/>
            <draw:equation draw:name="f14" draw:formula="0 * ?f5 / 1185862"/>
            <draw:equation draw:name="f15" draw:formula="14288 * ?f4 / 190023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6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svg:x="0.23438in" svg:y="4.32813in" svg:width="2.46875in" svg:height="2.875in" draw:id="id69" draw:style-name="a405" draw:name="Freihandform: Form 17">
          <svg:title/>
          <svg:desc/>
          <text:p text:style-name="a404" text:class-names="" text:cond-style-name=""><text:span text:style-name="a402" text:class-names="">1</text:span><text:span text:style-name="a403" text:class-names=""/></text:p>
          <draw:enhanced-geometry xmlns:dr3d="urn:oasis:names:tc:opendocument:xmlns:dr3d:1.0" draw:type="non-primitive" svg:viewBox="0 0 2257425 2628900" draw:enhanced-path="M 1357312 2628900 L 2257425 2200275 1971675 885825 814387 0 0 271462 300037 1457325 1357312 2628900 Z N" draw:text-areas="?f32 ?f34 ?f33 ?f35" draw:glue-points="?f20 ?f21 ?f22 ?f23 ?f24 ?f25 ?f26 ?f27 ?f28 ?f29 ?f30 ?f31 ?f20 ?f21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7425"/>
            <draw:equation draw:name="f7" draw:formula="?f4 / 2628900"/>
            <draw:equation draw:name="f8" draw:formula="1357312 * ?f5 / 2257425"/>
            <draw:equation draw:name="f9" draw:formula="2628900 * ?f4 / 2628900"/>
            <draw:equation draw:name="f10" draw:formula="2257425 * ?f5 / 2257425"/>
            <draw:equation draw:name="f11" draw:formula="2200275 * ?f4 / 2628900"/>
            <draw:equation draw:name="f12" draw:formula="1971675 * ?f5 / 2257425"/>
            <draw:equation draw:name="f13" draw:formula="885825 * ?f4 / 2628900"/>
            <draw:equation draw:name="f14" draw:formula="814387 * ?f5 / 2257425"/>
            <draw:equation draw:name="f15" draw:formula="0 * ?f4 / 2628900"/>
            <draw:equation draw:name="f16" draw:formula="0 * ?f5 / 2257425"/>
            <draw:equation draw:name="f17" draw:formula="271462 * ?f4 / 2628900"/>
            <draw:equation draw:name="f18" draw:formula="300037 * ?f5 / 2257425"/>
            <draw:equation draw:name="f19" draw:formula="1457325 * ?f4 / 2628900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1.51563in" svg:y="3.45313in" svg:width="2.46875in" svg:height="3.25in" draw:id="id70" draw:style-name="a409" draw:name="Freihandform: Form 20">
          <svg:title/>
          <svg:desc/>
          <text:p text:style-name="a408" text:class-names="" text:cond-style-name=""><text:span text:style-name="a406" text:class-names="">2</text:span><text:span text:style-name="a407" text:class-names=""/></text:p>
          <draw:enhanced-geometry xmlns:dr3d="urn:oasis:names:tc:opendocument:xmlns:dr3d:1.0" draw:type="non-primitive" svg:viewBox="0 0 2257425 2971800" draw:enhanced-path="M 1100137 2971800 L 2257425 2557462 2057400 985837 1200150 0 0 271462 257175 1785937 1100137 2971800 Z N" draw:text-areas="?f32 ?f34 ?f33 ?f35" draw:glue-points="?f20 ?f21 ?f22 ?f23 ?f24 ?f25 ?f26 ?f27 ?f28 ?f29 ?f30 ?f31 ?f20 ?f21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7425"/>
            <draw:equation draw:name="f7" draw:formula="?f4 / 2971800"/>
            <draw:equation draw:name="f8" draw:formula="1100137 * ?f5 / 2257425"/>
            <draw:equation draw:name="f9" draw:formula="2971800 * ?f4 / 2971800"/>
            <draw:equation draw:name="f10" draw:formula="2257425 * ?f5 / 2257425"/>
            <draw:equation draw:name="f11" draw:formula="2557462 * ?f4 / 2971800"/>
            <draw:equation draw:name="f12" draw:formula="2057400 * ?f5 / 2257425"/>
            <draw:equation draw:name="f13" draw:formula="985837 * ?f4 / 2971800"/>
            <draw:equation draw:name="f14" draw:formula="1200150 * ?f5 / 2257425"/>
            <draw:equation draw:name="f15" draw:formula="0 * ?f4 / 2971800"/>
            <draw:equation draw:name="f16" draw:formula="0 * ?f5 / 2257425"/>
            <draw:equation draw:name="f17" draw:formula="271462 * ?f4 / 2971800"/>
            <draw:equation draw:name="f18" draw:formula="257175 * ?f5 / 2257425"/>
            <draw:equation draw:name="f19" draw:formula="1785937 * ?f4 / 2971800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custom-shape svg:x="6.01562in" svg:y="1.1875in" svg:width="1.8125in" svg:height="4.40625in" draw:id="id71" draw:style-name="a413" draw:name="Rechteck: abgerundete Ecken 21">
          <svg:title/>
          <svg:desc/>
          <text:p text:style-name="a412" text:class-names="" text:cond-style-name=""><text:span text:style-name="a410" text:class-names="">3</text:span><text:span text:style-name="a41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8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12.31757in" svg:y="2.21622in" svg:width="1.01351in" svg:height="1.17568in" draw:id="id72" draw:style-name="a416" draw:name="Freihandform: Form 2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926757 1075038" draw:enhanced-path="M 148281 148281 L 673443 0 926757 80319 914400 1075038 0 704335 148281 148281 Z N" draw:text-areas="?f28 ?f30 ?f29 ?f31" draw:glue-points="?f18 ?f19 ?f20 ?f21 ?f22 ?f23 ?f24 ?f25 ?f26 ?f27 ?f18 ?f19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26757"/>
            <draw:equation draw:name="f7" draw:formula="?f4 / 1075038"/>
            <draw:equation draw:name="f8" draw:formula="148281 * ?f5 / 926757"/>
            <draw:equation draw:name="f9" draw:formula="148281 * ?f4 / 1075038"/>
            <draw:equation draw:name="f10" draw:formula="673443 * ?f5 / 926757"/>
            <draw:equation draw:name="f11" draw:formula="0 * ?f4 / 1075038"/>
            <draw:equation draw:name="f12" draw:formula="926757 * ?f5 / 926757"/>
            <draw:equation draw:name="f13" draw:formula="80319 * ?f4 / 1075038"/>
            <draw:equation draw:name="f14" draw:formula="914400 * ?f5 / 926757"/>
            <draw:equation draw:name="f15" draw:formula="1075038 * ?f4 / 1075038"/>
            <draw:equation draw:name="f16" draw:formula="0 * ?f5 / 926757"/>
            <draw:equation draw:name="f17" draw:formula="704335 * ?f4 / 1075038"/>
            <draw:equation draw:name="f18" draw:formula="?f8 / ?f6"/>
            <draw:equation draw:name="f19" draw:formula="?f9 / ?f7"/>
            <draw:equation draw:name="f20" draw:formula="?f10 / ?f6"/>
            <draw:equation draw:name="f21" draw:formula="?f11 / ?f7"/>
            <draw:equation draw:name="f22" draw:formula="?f12 / ?f6"/>
            <draw:equation draw:name="f23" draw:formula="?f13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0 / ?f6"/>
            <draw:equation draw:name="f29" draw:formula="?f1 / ?f6"/>
            <draw:equation draw:name="f30" draw:formula="?f2 / ?f7"/>
            <draw:equation draw:name="f31" draw:formula="?f3 / ?f7"/>
          </draw:enhanced-geometry>
        </draw:custom-shape>
        <draw:frame draw:id="id73" draw:style-name="a420" draw:name="Textfeld 23" svg:x="12.81582in" svg:y="2.15853in" svg:width="0.40293in" svg:height="0.77415in">
          <draw:text-box>
            <text:p text:style-name="a419" text:class-names="" text:cond-style-name=""><text:span text:style-name="a417" text:class-names="">9</text:span><text:span text:style-name="a41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Gruber Roman</meta:initial-creator>
    <dc:creator>Gruber Roman</dc:creator>
    <meta:creation-date>2018-12-09T17:54:23Z</meta:creation-date>
    <dc:date>2018-12-09T18:11:17Z</dc:date>
    <meta:editing-cycles>1</meta:editing-cycles>
    <meta:editing-duration>PT0S</meta:editing-duration>
    <meta:document-statistic meta:paragraph-count="9" meta:word-count="9"/>
  </office:meta>
</office:document-meta>
</file>